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  <style:style style:name="ce4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3" calcext:value-type="float">
            <text:p>-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X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.5" calcext:value-type="float">
            <text:p>-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.5" calcext:value-type="float">
            <text:p>17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7.5" calcext:value-type="float">
            <text:p>-1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3.5" calcext:value-type="float">
            <text:p>33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" calcext:value-type="float">
            <text:p>3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.5" calcext:value-type="float">
            <text:p>2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3" calcext:value-type="float">
            <text:p>-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0" calcext:value-type="float">
            <text:p>-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77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3:46:03.873924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8-08T14:05:55.819624150</dc:date>
    <meta:editing-duration>PT5H6M15S</meta:editing-duration>
    <meta:editing-cycles>79</meta:editing-cycles>
    <meta:document-statistic meta:table-count="2" meta:cell-count="1347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